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Безинтервала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Безинтервала" style:family="paragraph">
      <style:text-properties style:font-name="Times New Roman" fo:font-size="10pt" style:font-size-asian="10pt" style:font-size-complex="10pt"/>
    </style:style>
    <style:style style:name="P3" style:parent-style-name="Безинтервала" style:family="paragraph">
      <style:text-properties style:font-name="Times New Roman" fo:font-size="10pt" style:font-size-asian="10pt" style:font-size-complex="10pt"/>
    </style:style>
    <style:style style:name="P4" style:parent-style-name="Безинтервала" style:family="paragraph">
      <style:text-properties style:font-name="Times New Roman" fo:font-size="10pt" style:font-size-asian="10pt" style:font-size-complex="10pt"/>
    </style:style>
    <style:style style:name="P5" style:parent-style-name="Безинтервала" style:family="paragraph">
      <style:text-properties style:font-name="Times New Roman" fo:font-size="10pt" style:font-size-asian="10pt" style:font-size-complex="10pt"/>
    </style:style>
    <style:style style:name="P6" style:parent-style-name="Безинтервала" style:family="paragraph">
      <style:text-properties style:font-name="Times New Roman" fo:font-size="10pt" style:font-size-asian="10pt" style:font-size-complex="10pt"/>
    </style:style>
    <style:style style:name="P7" style:parent-style-name="Безинтервала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P32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3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3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3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4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5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5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5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6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65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66" style:parent-style-name="Обычный" style:family="paragraph">
      <style:paragraph-properties fo:text-align="center" fo:margin-bottom="0in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7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olumn69" style:family="table-column">
      <style:table-column-properties style:column-width="0.3062in"/>
    </style:style>
    <style:style style:name="TableColumn70" style:family="table-column">
      <style:table-column-properties style:column-width="4.2145in"/>
    </style:style>
    <style:style style:name="TableColumn71" style:family="table-column">
      <style:table-column-properties style:column-width="0.9229in"/>
    </style:style>
    <style:style style:name="TableColumn72" style:family="table-column">
      <style:table-column-properties style:column-width="1.0458in"/>
    </style:style>
    <style:style style:name="Table68" style:family="table">
      <style:table-properties style:width="6.4895in" style:rel-width="100%" fo:margin-left="0in" table:align="left"/>
    </style:style>
    <style:style style:name="TableRow73" style:family="table-row">
      <style:table-row-properties style:min-row-height="0.2013in"/>
    </style:style>
    <style:style style:name="TableCell7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5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7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7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7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8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82" style:family="table-row">
      <style:table-row-properties style:min-row-height="0.2013in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91" style:family="table-row">
      <style:table-row-properties style:min-row-height="0.2013in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9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100" style:family="table-row">
      <style:table-row-properties style:min-row-height="0.2013in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2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4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1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6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8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109" style:family="table-row">
      <style:table-row-properties style:min-row-height="0.2013in"/>
    </style:style>
    <style:style style:name="TableCell1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1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3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11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115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7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118" style:family="table-row">
      <style:table-row-properties style:min-row-height="0.2013in"/>
    </style:style>
    <style:style style:name="TableCell1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0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2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12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4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25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26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127" style:family="table-row">
      <style:table-row-properties style:min-row-height="0.2013in"/>
    </style:style>
    <style:style style:name="TableCell1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1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13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3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34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35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136" style:family="table-row">
      <style:table-row-properties style:min-row-height="0.2013in"/>
    </style:style>
    <style:style style:name="TableCell1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0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14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2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43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44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P145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146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47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48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49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150" style:parent-style-name="Безинтервала" style:family="paragraph">
      <style:paragraph-properties>
        <style:tab-stops>
          <style:tab-stop style:type="left" style:position="0in"/>
          <style:tab-stop style:type="right" style:position="6.4965in"/>
        </style:tab-stops>
      </style:paragraph-properties>
    </style:style>
    <style:style style:name="T15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5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5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54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5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156" style:parent-style-name="Безинтервала" style:family="paragraph">
      <style:paragraph-properties>
        <style:tab-stops>
          <style:tab-stop style:type="right" style:position="6.4965in"/>
        </style:tab-stops>
      </style:paragraph-properties>
    </style:style>
    <style:style style:name="T15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58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159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</office:automatic-styles>
  <office:body>
    <office:text text:use-soft-page-breaks="true">
      <text:p text:style-name="P1">Сервис плюс</text:p>
      <text:p text:style-name="P2"/>
      <text:p text:style-name="P3">{% load crm_tags %}г. Серпухов, ул. Советская д.78а, офис 3</text:p>
      <text:p text:style-name="P4">Тел.: 8 (916) 259-69-24</text:p>
      <text:p text:style-name="P5">Режим работы: пн-пт с 9:00-20:00 часов, сб-вс с 10:00-16:00 часов</text:p>
      <text:p text:style-name="P6"/>
      <text:p text:style-name="P7"><text:span text:style-name="T8">Квитанция</text:span><text:span text:style-name="T9"><text:s/>№ {{<text:s/></text:span><text:span text:style-name="T10">object</text:span><text:span text:style-name="T11">.</text:span><text:span text:style-name="T12">pk</text:span><text:span text:style-name="T13"><text:s/>}}<text:s/></text:span><text:span text:style-name="T14">от</text:span><text:span text:style-name="T15"><text:s/>{{<text:s/></text:span><text:span text:style-name="T16">object</text:span><text:span text:style-name="T17">.</text:span><text:span text:style-name="T18">close</text:span><text:span text:style-name="T19">_</text:span><text:span text:style-name="T20">date</text:span><text:span text:style-name="T21">|</text:span><text:span text:style-name="T22">date</text:span><text:span text:style-name="T23">:'</text:span><text:span text:style-name="T24">d</text:span><text:span text:style-name="T25"><text:s/></text:span><text:span text:style-name="T26">E</text:span><text:span text:style-name="T27"><text:s/></text:span><text:span text:style-name="T28">Y</text:span><text:span text:style-name="T29">'</text:span><text:span text:style-name="T30"><text:s/></text:span><text:span text:style-name="T31">}}</text:span></text:p>
      <text:p text:style-name="P32"/>
      <text:p text:style-name="Безинтервала"><text:span text:style-name="T33">Клиент</text:span><text:span text:style-name="T34">:</text:span><text:span text:style-name="T35"><text:s/>{{ object.client_name }}, {{ object.client_phone }}</text:span></text:p>
      <text:p text:style-name="Безинтервала"><text:span text:style-name="T36">Устройство</text:span><text:span text:style-name="T37">:</text:span><text:span text:style-name="T38"><text:s/>{{<text:s/></text:span><text:span text:style-name="T39">object</text:span><text:span text:style-name="T40">.</text:span><text:span text:style-name="T41">brand</text:span><text:span text:style-name="T42"><text:s/>}} {{<text:s/></text:span><text:span text:style-name="T43">object</text:span><text:span text:style-name="T44">.</text:span><text:span text:style-name="T45">model</text:span><text:span text:style-name="T46"><text:s/>}}</text:span></text:p>
      <text:p text:style-name="Безинтервала"><text:span text:style-name="T47">Предоплата</text:span><text:span text:style-name="T48">:</text:span><text:span text:style-name="T49"><text:s/>{{<text:s/></text:span><text:span text:style-name="T50">object</text:span><text:span text:style-name="T51">.</text:span><text:span text:style-name="T52">gain</text:span><text:span text:style-name="T53">|</text:span><text:span text:style-name="T54">price</text:span><text:span text:style-name="T55"><text:s/>}}</text:span></text:p>
      <text:p text:style-name="Безинтервала"><text:span text:style-name="T56">Серийный</text:span><text:span text:style-name="T57"><text:s/></text:span><text:span text:style-name="T58">номер</text:span><text:span text:style-name="T59">:</text:span><text:span text:style-name="T60"><text:s/>{{<text:s/></text:span><text:span text:style-name="T61">object</text:span><text:span text:style-name="T62">.</text:span><text:span text:style-name="T63">imei</text:span><text:span text:style-name="T64"><text:s/>}}</text:span></text:p>
      <text:p text:style-name="P65"/>
      <text:p text:style-name="P66">Список з/частей и выполненных работ</text:p>
      <text:p text:style-name="P67"/>
      <table:table table:style-name="Table68"><table:table-columns><table:table-column table:style-name="TableColumn69"/><table:table-column table:style-name="TableColumn70"/><table:table-column table:style-name="TableColumn71"/><table:table-column table:style-name="TableColumn72"/></table:table-columns><table:table-row table:style-name="TableRow73"><table:table-cell table:style-name="TableCell74"><text:p text:style-name="P75">№</text:p></table:table-cell><table:table-cell table:style-name="TableCell76"><text:p text:style-name="P77">Наименование</text:p></table:table-cell><table:table-cell table:style-name="TableCell78"><text:p text:style-name="P79">Сумма, руб.</text:p></table:table-cell><table:table-cell table:style-name="TableCell80"><text:p text:style-name="P81">Гарантия</text:p></table:table-cell></table:table-row>
{% for item in object.guarantee_items %}<table:table-row table:style-name="TableRow82">
<table:table-cell table:style-name="TableCell83"><text:p text:style-name="P84">{{ forloop.counter }}</text:p></table:table-cell>
<table:table-cell table:style-name="TableCell85"><text:p text:style-name="P86">{{ item.title }}<text:s/></text:p></table:table-cell>
<table:table-cell table:style-name="TableCell87"><text:p text:style-name="P88">{{ item.price }}</text:p></table:table-cell>
<table:table-cell table:style-name="TableCell89"><text:p text:style-name="P90">{{ item.guarantee }}</text:p></table:table-cell>
</table:table-row>{% endfor %}
<table:table-row table:style-name="TableRow109"><table:table-cell table:style-name="TableCell110"><text:p text:style-name="P111"/></table:table-cell><table:table-cell table:style-name="TableCell112"><text:p text:style-name="P113"/></table:table-cell><table:table-cell table:style-name="TableCell114"><text:p text:style-name="P115"/></table:table-cell><table:table-cell table:style-name="TableCell116"><text:p text:style-name="P117"/></table:table-cell></table:table-row>
<table:table-row table:style-name="TableRow118">
    <table:table-cell table:style-name="TableCell119"><text:p text:style-name="P120"/></table:table-cell>
    <table:table-cell table:style-name="TableCell121"><text:p text:style-name="P122">Общая стоимость з/ч и работ:</text:p></table:table-cell>
    <table:table-cell table:style-name="TableCell123"><text:p text:style-name="P124">{{ object.total_sum|price }}</text:p></table:table-cell>
    <table:table-cell table:style-name="TableCell125"><text:p text:style-name="P126"/></table:table-cell>
</table:table-row>
<table:table-row table:style-name="TableRow127">
    <table:table-cell table:style-name="TableCell128"><text:p text:style-name="P129"/></table:table-cell>
    <table:table-cell table:style-name="TableCell130"><text:p text:style-name="P131">Предоплата:</text:p></table:table-cell>
    <table:table-cell table:style-name="TableCell132"><text:p text:style-name="P133">{{ object.gain|price }}</text:p></table:table-cell>
    <table:table-cell table:style-name="TableCell134"><text:p text:style-name="P135"/></table:table-cell>
</table:table-row>
<table:table-row table:style-name="TableRow136">
    <table:table-cell table:style-name="TableCell137"><text:p text:style-name="P138"/></table:table-cell>
    <table:table-cell table:style-name="TableCell139"><text:p text:style-name="P140">Итого к оплате:</text:p></table:table-cell>
    <table:table-cell table:style-name="TableCell141"><text:p text:style-name="P142">{{ object.debt|price }}</text:p></table:table-cell>
    <table:table-cell table:style-name="TableCell143"><text:p text:style-name="P144"/></table:table-cell>
</table:table-row>
</table:table>
      <text:p text:style-name="P145"/>
      <text:list text:style-name="LFO1" text:continue-numbering="true">
        <text:list-item>
          <text:p text:style-name="P146">Гарантийный срок на выполненные работы и установленные запасные части указан в гарантийном талоне.<text:s/></text:p>
        </text:list-item>
        <text:list-item>
          <text:p text:style-name="P147">Гарантийный срок начинает исчисляться с даты получения устройства из ремонта и подписания данного гарантийного талона.</text:p>
        </text:list-item>
        <text:list-item>
          <text:p text:style-name="P148">Гарантия распространяется ТОЛЬКО на выполненные работы и замененные запчасти. Гарантия не распространяется на аппараты, которые подвергались воздействию жидкости или механическому воздействию (удар, падение), а также в случае неквалифицированного ремонта сторонними ремонтными организациями.</text:p>
        </text:list-item>
      </text:list>
      <text:p text:style-name="P149"/>
      <text:p text:style-name="P150"><text:span text:style-name="T151">Мастер</text:span><text:span text:style-name="T152">: __________ {{ user.get_full_name }}</text:span><text:span text:style-name="T153"><text:tab/></text:span><text:span text:style-name="T154">Заказчик</text:span><text:span text:style-name="T155">: __________ {{ object.client_name }}</text:span></text:p>
      <text:p text:style-name="P156"><text:span text:style-name="T157"><text:tab/></text:span><text:span text:style-name="T158">с условиями ремонта ознакомлен и согласен</text:span></text:p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style:vertical-align="baseline" fo:margin-bottom="0in" fo:line-height="100%"/>
      <style:text-properties style:font-name="Calibri" style:font-name-asian="Calibri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i</meta:initial-creator>
    <dc:creator>mini</dc:creator>
    <meta:creation-date>2017-05-25T13:01:00Z</meta:creation-date>
    <dc:date>2017-05-25T13:22:00Z</dc:date>
    <meta:template xlink:href="Normal.dotm" xlink:type="simple"/>
    <meta:editing-cycles>3</meta:editing-cycles>
    <meta:editing-duration>PT960S</meta:editing-duration>
    <meta:document-statistic meta:page-count="1" meta:paragraph-count="2" meta:word-count="198" meta:character-count="1325" meta:row-count="9" meta:non-whitespace-character-count="1129"/>
  </office:meta>
</office:document-meta>
</file>